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start" style:justify-single-word="false"/>
      <style:text-properties fo:font-size="18pt" style:font-size-asian="18pt" style:font-size-complex="18pt"/>
    </style:style>
    <style:style style:name="P4" style:family="paragraph" style:parent-style-name="Standard">
      <style:text-properties style:font-name="Arial"/>
    </style:style>
    <style:style style:name="P5" style:family="paragraph" style:parent-style-name="Text_20_body">
      <style:text-properties style:font-name="Arial" fo:font-weight="bold" style:font-weight-asian="bold" style:font-weight-complex="bold"/>
    </style:style>
    <style:style style:name="P6" style:family="paragraph" style:parent-style-name="Text_20_body">
      <style:text-properties style:font-name="Arial"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000000" style:text-underline-style="none"/>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italic" style:text-underline-style="none"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ramundboende.se</text:h>
      <text:h text:style-name="Heading_20_2" text:outline-level="2">Bakgrund</text:h>
      <text:p text:style-name="P4">Företaget Bruksvallarnas Semesterboende AB hyr veckovis ut ett nybyggt hus och en mindre stuga i skidorten Ramundberget. I nuläget hyr företaget ut med hjälp av annonser och lokala turistbyråer. </text:p>
      <text:p text:style-name="P4">Företaget önskar en egen webbsida som presenterar boendena, priserna och som även erbjuder onlinebokning direkt på sidan. Man vill att sidan ska vara sökoptimerad på aktuella sökord från potentiella kunder och även att sidan ska vara responsiv, dvs att layouten anpassas beroende på vilken skärmupplösning besökaren har. </text:p>
      <text:p text:style-name="P4"/>
      <text:p text:style-name="Standard"><text:span text:style-name="T3">Ingen tidigare webbsida finns skapad eller påbörjad, men kunden äger sedan tidigare domänet http://www.ramundboende.se hos webbhotellet Citynetwork, var man önskar att den slutliga produkten ska publiceras.</text:span></text:p>
      <text:p text:style-name="Standard"><text:line-break/></text:p>
      <text:p text:style-name="Text_20_body"><text:span text:style-name="T5">Användargrupper</text:span></text:p>
      <text:p text:style-name="Text_20_body"><text:span text:style-name="T6">Administratörer<text:line-break/></text:span><text:span text:style-name="T7">Bruksvallarnas Semesterboende AB</text:span><text:span text:style-name="T4"> - <text:line-break/><text:tab/>Ägaren och beställaren av webbsidan, van och duktig datoranvändare. <text:line-break/><text:tab/>Då det i nuläget ej finns några önskemål om dynamiskt innehåll (såsom blogg eller <text:tab/>liknande) finns heller inget krav på administratörsverktyg (såsom wordpress) för att <text:tab/>redigera sidans innehåll. </text:span></text:p>
      <text:h text:style-name="Heading_20_4" text:outline-level="4">Slutanvändare</text:h>
      <text:p text:style-name="P5"><text:span text:style-name="T1">Webbsidans besökare, som kan delas in i 2 grupper;</text:span></text:p>
      <text:p text:style-name="P6"><text:span text:style-name="T8">Endast webbplatsbesökare</text:span> -<text:line-break/><text:tab/>Dessa besöker sidan enbart för dess inoformation, de vill att sidan ska vara <text:tab/>välstrukturerad samt logiskt utformad så att de snabbt hittar den information de <text:tab/>söker. Exempel på sådan information kan vara priser, tillvägagångssätt för <text:tab/>bokningar, bilder och praktisk information om fritidshusen.</text:p>
      <text:p text:style-name="P6">Användare av onlinebokning - </text:p>
      <text:p text:style-name="P2">Kundernas kunder</text:p>
      <text:p text:style-name="Standard">Slutanvändare och dem som är mest beroende av kvaliteten på den färdiga webbsidan dess besökare. Sidans kvalitet och användarvänlighet är direkt beroende för huruvida besökaren fångas på sidan överhuvudtaget kommer att komma så långt som till bokningsfunktionaliteten eller inte. </text:p>
      <text:h text:style-name="Heading_20_3" text:outline-level="3">Intressenter</text:h>
      <text:p text:style-name="P2">Befintliga kunder<text:span text:style-name="T1"> - Som fått liknande webbsidor gjorda och kan tänkas vara intresserade av liknande bokningsfunktionalitet på sina egna webbsidor. </text:span></text:p>
      <text:p text:style-name="P2">Ramundbergets Alpina AB<text:span text:style-name="T1"> - Utför också bokningar till kunden.</text:span></text:p>
      <text:p text:style-name="P2">Handikappförbunden - <text:span text:style-name="T1">Vill att webbsidorna följer deras rekommendationer för Tillgängliga webbsidor </text:span><text:a xlink:type="simple" xlink:href="http://www.hso.se/vi-ar-handikappforbunden/Om-den-har-sidan/Tillgangliga-webbsidor/"><text:span text:style-name="T1">http://www.hso.se/vi-ar-handikappforbunden/Om-den-har-sidan/Tillgangliga-webbsidor/</text:span></text:a><text:span text:style-name="T1"> </text:span></text:p>
      <text:p text:style-name="P2"><text:soft-page-break/>Citynetwork.se - <text:span text:style-name="T1">Kundens webbhotell var domänen finns.</text:span></text:p>
      <text:p text:style-name="P2">WordPress.org</text:p>
      <text:p text:style-name="P2">php.net</text:p>
      <text:p text:style-name="P2"/>
      <text:h text:style-name="Heading_20_2" text:outline-level="2">Liknande system och konkurrenter </text:h>
      <text:p text:style-name="Text_20_body">Det finns för närvarande 217 st officiella WordPressteman (<text:a xlink:type="simple" xlink:href="http://theme.wordpress.com/"><text:span text:style-name="T2">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1T18:48:15</dc:date>
    <meta:editing-duration>PT2H30M45S</meta:editing-duration>
    <meta:editing-cycles>10</meta:editing-cycles>
    <meta:generator>OpenOffice.org/3.4.1$Unix OpenOffice.org_project/341m1$Build-9593</meta:generator>
    <meta:document-statistic meta:table-count="0" meta:image-count="0" meta:object-count="0" meta:page-count="2" meta:paragraph-count="34" meta:word-count="515" meta:character-count="3674"/>
  </office:meta>
</office:document-meta>
</file>